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svg:stroke-width="0cm" draw:marker-start-width="0.199cm" draw:marker-end="Arrowheads_20_1" draw:marker-end-width="0.199cm" draw:fill="solid" draw:fill-color="#e6e6ff" draw:textarea-horizontal-align="justify" draw:textarea-vertical-align="middle" draw:auto-grow-height="false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199cm" draw:marker-end="Arrowheads_20_1" draw:marker-end-width="0.199cm" draw:fill="solid" draw:fill-color="#ccccff" draw:textarea-horizontal-align="justify" draw:textarea-vertical-align="middle" draw:auto-grow-height="false" fo:padding-top="0.124cm" fo:padding-bottom="0.124cm" fo:padding-left="0.249cm" fo:padding-right="0.249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68cm"/>
    </style:style>
    <style:style style:name="gr9" style:family="graphic" style:parent-style-name="standard">
      <style:graphic-properties svg:stroke-width="0.102cm" svg:stroke-color="#280099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800080" draw:marker-start-width="0.352cm" draw:marker-end="Arrowheads_20_1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1cm" svg:stroke-color="#000000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="Arrowheads_20_1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778cm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0.889cm"/>
    </style:style>
    <style:style style:name="gr16" style:family="graphic" style:parent-style-name="standard">
      <style:graphic-properties svg:stroke-width="0.051cm" svg:stroke-color="#000000" draw:marker-start-width="0.276cm" draw:marker-end="Arrowheads_20_1" draw:marker-end-width="0.376cm" draw:textarea-horizontal-align="center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5.08cm" svg:height="6.604cm" svg:x="2.778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1.016cm" svg:x="3.794cm" svg:y="10.398cm">
          <text:p text:style-name="P1"><text:span text:style-name="T1">Monitoreo </text:span></text:p>
          <text:p text:style-name="P1"><text:span text:style-name="T1">tecnológic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921cm" svg:height="0.889cm" svg:x="3.794cm" svg:y="11.414cm">
          <text:p text:style-name="P1"><text:span text:style-name="T1">Elección</text:span></text:p>
          <text:p text:style-name="P1"><text:span text:style-name="T1">de la tecnologí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1cm" svg:height="0.508cm" svg:x="3.794cm" svg:y="12.303cm">
          <text:p text:style-name="P1"><text:span text:style-name="T1">Adquisi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1cm" svg:height="0.508cm" svg:x="3.794cm" svg:y="12.811cm">
          <text:p text:style-name="P1"><text:span text:style-name="T1">Adaptació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21cm" svg:height="1.016cm" svg:x="3.794cm" svg:y="13.319cm">
          <text:p text:style-name="P1"><text:span text:style-name="T1">Absorción y </text:span></text:p>
          <text:p text:style-name="P1"><text:span text:style-name="T1">asimilació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1cm" svg:height="0.635cm" svg:x="3.794cm" svg:y="14.335cm">
          <text:p text:style-name="P1"><text:span text:style-name="T1">Aplic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0.635cm" svg:x="3.794cm" svg:y="14.97cm">
          <text:p text:style-name="P1"><text:span text:style-name="T1">Difus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id="id3" draw:layer="layout" svg:width="7.137cm" svg:height="2.902cm" svg:x="9.865cm" svg:y="13.965cm">
          <draw:glue-point draw:id="4" svg:x="-2.272cm" svg:y="-5.003cm"/>
          <draw:glue-point draw:id="5" svg:x="2.575cm" svg:y="-5.003cm"/>
          <text:list text:style-name="L1">
            <text:list-header>
              <text:p text:style-name="P1"><text:span text:style-name="T2">Academia</text:span><text:span text:style-name="T1"> </text:span></text:p>
            </text:list-header>
            <text:list-item>
              <text:p text:style-name="P3"><text:span text:style-name="T1"><text:s/></text:span><text:span text:style-name="T1">Actualización de programas académicos.</text:span></text:p>
            </text:list-item>
            <text:list-item>
              <text:p text:style-name="P3"><text:span text:style-name="T1"><text:s/></text:span><text:span text:style-name="T1">Generación de habilidades.</text:span></text:p>
            </text:list-item>
            <text:list-item>
              <text:p text:style-name="P3"><text:span text:style-name="T1"><text:s/></text:span><text:span text:style-name="T1">Creación de industria.</text:span></text:p>
            </text:list-item>
            <text:list-item>
              <text:p text:style-name="P3"><text:span text:style-name="T1"><text:s/></text:span><text:span text:style-name="T1">Creación/adaptación de metodologías/</text:span></text:p>
              <text:p text:style-name="P3"><text:span text:style-name="T1"><text:s/></text:span><text:span text:style-name="T1">procesos de diseño.</text:span></text:p>
            </text:list-item>
          </text:list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id="id2" draw:layer="layout" svg:width="7.134cm" svg:height="2.54cm" svg:x="9.868cm" svg:y="9.206cm">
          <draw:glue-point draw:id="4" svg:x="-2.295cm" svg:y="5.003cm"/>
          <draw:glue-point draw:id="5" svg:x="2.568cm" svg:y="5.003cm"/>
          <text:p text:style-name="P1"><text:span text:style-name="T2">Empresa</text:span></text:p>
          <text:list text:style-name="L1">
            <text:list-item>
              <text:p text:style-name="P3"><text:span text:style-name="T1"><text:s/></text:span><text:span text:style-name="T1">Transferencia de conocimiento.</text:span></text:p>
              <text:list>
                <text:list-item>
                  <text:p text:style-name="P3"><text:span text:style-name="T1">Procesos de fabricación.</text:span></text:p>
                </text:list-item>
                <text:list-item>
                  <text:p text:style-name="P3"><text:span text:style-name="T1">Metodologías de diseño.</text:span></text:p>
                </text:list-item>
              </text:list>
            </text:list-item>
            <text:list-item>
              <text:p text:style-name="P3"><text:span text:style-name="T1"><text:s/></text:span><text:span text:style-name="T1">Diseños de referencia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572cm" svg:height="0.645cm" svg:x="3.159cm" svg:y="15.605cm">
          <draw:text-box>
            <text:p><text:span text:style-name="T3">Investigación universitaria</text:span></text:p>
          </draw:text-box>
        </draw:frame>
        <draw:connector draw:style-name="gr9" draw:text-style-name="P1" draw:layer="layout" svg:x1="7.858cm" svg:y1="13.065cm" svg:x2="9.868cm" svg:y2="10.476cm" draw:start-shape="id1" draw:start-glue-point="1" draw:end-shape="id2" draw:end-glue-point="3" svg:d="m7858 13065h1005v-2589h1005">
          <text:p/>
        </draw:connector>
        <draw:connector draw:style-name="gr10" draw:text-style-name="P1" draw:layer="layout" svg:x1="7.858cm" svg:y1="13.065cm" svg:x2="9.865cm" svg:y2="15.416cm" draw:start-shape="id1" draw:start-glue-point="1" draw:end-shape="id3" svg:d="m7858 13065h1003v2351h1004">
          <text:p/>
        </draw:connector>
        <draw:connector draw:style-name="gr11" draw:text-style-name="P1" draw:layer="layout" svg:x1="11.798cm" svg:y1="11.746cm" svg:x2="11.812cm" svg:y2="13.965cm" draw:start-shape="id2" draw:start-glue-point="4" draw:end-shape="id3" draw:end-glue-point="4" svg:d="m11798 11746v1110h14v1109">
          <text:p/>
        </draw:connector>
        <draw:connector draw:style-name="gr12" draw:text-style-name="P1" draw:layer="layout" svg:x1="15.267cm" svg:y1="11.746cm" svg:x2="15.27cm" svg:y2="13.965cm" draw:start-shape="id2" draw:start-glue-point="5" draw:end-shape="id3" draw:end-glue-point="5" svg:d="m15267 11746v1110h3v1109">
          <text:p/>
        </draw:connector>
        <draw:frame draw:style-name="gr13" draw:text-style-name="P5" draw:layer="layout" svg:width="2.94cm" svg:height="2.221cm" svg:x="11.649cm" svg:y="11.641cm">
          <draw:text-box>
            <text:list text:style-name="L1">
              <text:list-item>
                <text:p><text:span text:style-name="T3"><text:s/></text:span><text:span text:style-name="T3">Pasantías</text:span></text:p>
              </text:list-item>
              <text:list-item>
                <text:p><text:span text:style-name="T3"><text:s/></text:span><text:span text:style-name="T3">Servicios</text:span></text:p>
              </text:list-item>
              <text:list-item>
                <text:p><text:span text:style-name="T3"><text:s/></text:span><text:span text:style-name="T3">Financiación</text:span></text:p>
              </text:list-item>
              <text:list-item>
                <text:p><text:span text:style-name="T3"><text:s/></text:span><text:span text:style-name="T3">Regalías</text:span></text:p>
              </text:list-item>
              <text:list-item>
                <text:p><text:span text:style-name="T3"><text:s/></text:span><text:span text:style-name="T3">Necesidades</text:span></text:p>
              </text:list-item>
            </text:list>
          </draw:text-box>
        </draw:frame>
        <draw:frame draw:style-name="gr13" draw:text-style-name="P5" draw:layer="layout" svg:width="2.869cm" svg:height="2.028cm" svg:x="15.149cm" svg:y="11.841cm">
          <draw:text-box>
            <text:list text:style-name="L1">
              <text:list-item>
                <text:p><text:span text:style-name="T3">Creación </text:span></text:p>
              </text:list-item>
              <text:list-item>
                <text:p><text:span text:style-name="T3"><text:s/></text:span><text:span text:style-name="T3">Soporte</text:span></text:p>
              </text:list-item>
              <text:list-item>
                <text:p><text:span text:style-name="T3"><text:s/></text:span><text:span text:style-name="T3">Capacitación</text:span></text:p>
              </text:list-item>
              <text:list-item>
                <text:p><text:span text:style-name="T3"><text:s/></text:span><text:span text:style-name="T3">Personal.</text:span></text:p>
              </text:list-item>
            </text:list>
          </draw:text-box>
        </draw:frame>
        <draw:custom-shape draw:style-name="gr14" draw:text-style-name="P2" draw:id="id4" draw:layer="layout" svg:width="3.302cm" svg:height="1.397cm" svg:x="17.51cm" svg:y="9.763cm">
          <text:p text:style-name="P1"><text:span text:style-name="T1">Necesidades:</text:span></text:p>
          <text:p text:style-name="P1"><text:span text:style-name="T1">de la sociedad,</text:span></text:p>
          <text:p text:style-name="P1"><text:span text:style-name="T1">del mercado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7.51cm" svg:y1="10.461cm" svg:x2="17.002cm" svg:y2="10.476cm" draw:start-shape="id4" draw:start-glue-point="3" draw:end-shape="id2" draw:end-glue-point="1" svg:d="m17510 10461h-254v15h-254">
          <text:p/>
        </draw:connector>
        <draw:connector draw:style-name="gr11" draw:text-style-name="P6" draw:layer="layout" svg:x1="13.435cm" svg:y1="9.206cm" svg:x2="5.318cm" svg:y2="9.763cm" draw:start-shape="id2" draw:start-glue-point="0" draw:end-shape="id1" draw:end-glue-point="0" svg:d="m13435 9206v-501h-8117v1058">
          <text:p/>
        </draw:connector>
        <draw:frame draw:style-name="gr15" draw:text-style-name="P5" draw:layer="layout" svg:width="3.048cm" svg:height="1.433cm" svg:x="8.112cm" svg:y="7.441cm">
          <draw:text-box>
            <text:list text:style-name="L1">
              <text:list-item>
                <text:p><text:span text:style-name="T3"><text:s/></text:span><text:span text:style-name="T3">Necesidades</text:span></text:p>
              </text:list-item>
              <text:list-item>
                <text:p><text:span text:style-name="T3"><text:s/></text:span><text:span text:style-name="T3">Personal</text:span></text:p>
              </text:list-item>
              <text:list-item>
                <text:p><text:span text:style-name="T3"><text:s/></text:span><text:span text:style-name="T3">Conocimientos</text:span></text:p>
              </text:list-item>
            </text:list>
          </draw:text-box>
        </draw:frame>
        <draw:connector draw:style-name="gr16" draw:text-style-name="P1" draw:layer="layout" svg:x1="13.433cm" svg:y1="16.867cm" svg:x2="5.318cm" svg:y2="16.367cm" draw:start-shape="id3" draw:start-glue-point="2" draw:end-shape="id1" draw:end-glue-point="2" svg:d="m13433 16867v501h-8115v-1001">
          <text:p/>
        </draw:connector>
        <draw:frame draw:style-name="gr15" draw:text-style-name="P5" draw:layer="layout" svg:width="3.048cm" svg:height="1.139cm" svg:x="7.985cm" svg:y="17.332cm">
          <draw:text-box>
            <text:list text:style-name="L1">
              <text:list-item>
                <text:p><text:span text:style-name="T3"><text:s/></text:span><text:span text:style-name="T3">Personal</text:span></text:p>
              </text:list-item>
              <text:list-item>
                <text:p><text:span text:style-name="T3"><text:s/></text:span><text:span text:style-name="T3">Conocimientos</text:span></text:p>
              </text:list-item>
            </text:list>
          </draw:text-box>
        </draw:frame>
        <draw:frame draw:style-name="gr8" draw:text-style-name="P5" draw:layer="layout" svg:width="4.191cm" svg:height="0.645cm" svg:x="3.286cm" svg:y="9.706cm">
          <draw:text-box>
            <text:p><text:span text:style-name="T3">Comunidad linuxencaj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28T14:23:36</meta:creation-date>
    <dc:date>2011-05-06T11:23:12</dc:date>
    <dc:creator>Carlos Camargo</dc:creator>
    <meta:editing-duration>PT05H55M01S</meta:editing-duration>
    <meta:editing-cycles>44</meta:editing-cycles>
    <meta:generator>OpenOffice.org/3.2$Linux OpenOffice.org_project/320m12$Build-9483</meta:generator>
    <meta:document-statistic meta:object-count="24"/>
  </office:meta>
</office:document-meta>
</file>